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  <style:text-properties fo:font-family="'Bookman Old Style'" style:font-style-name="Normal" style:font-family-generic="roman" style:font-pitch="variable" fo:font-size="16pt" fo:font-weight="250" style:font-size-asian="18pt" style:font-size-complex="18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-0.6cm"/>
      <style:text-properties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frame draw:style-name="gr1" draw:layer="layout" svg:width="28cm" svg:height="21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rect draw:style-name="gr2" draw:text-style-name="P1" draw:layer="layout" svg:width="1.829cm" svg:height="0.844cm" draw:transform="rotate (1.5707963267946) translate (3.613cm 8.408cm)">
          <text:p text:style-name="P1">Time (s)</text:p>
        </draw:rect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21">
        <office:forms form:automatic-focus="false" form:apply-design-mode="false"/>
        <draw:frame draw:style-name="gr1" draw:layer="layout" svg:width="28cm" svg:height="21cm" svg:x="-0.001cm" svg:y="-0.00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rect draw:style-name="gr2" draw:text-style-name="P1" draw:layer="layout" svg:width="1.829cm" svg:height="0.844cm" draw:transform="rotate (1.5707963267946) translate (3.613cm 8.408cm)">
          <text:p text:style-name="P1">Performance (kHz)</text:p>
        </draw:rect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1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1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8$Build-9364</meta:generator>
    <meta:initial-creator>Jeremy Bennett</meta:initial-creator>
    <meta:creation-date>2009-02-19T12:21:22</meta:creation-date>
    <dc:creator>Jeremy Bennett</dc:creator>
    <dc:date>2009-02-21T19:37:54</dc:date>
    <meta:editing-cycles>3</meta:editing-cycles>
    <meta:editing-duration>P2DT6H50M33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family="'Bookman Old Style'" style:font-style-name="Normal" style:font-family-generic="roman" fo:font-size="16pt" fo:font-weight="250" style:font-size-asian="8pt" style:font-size-complex="8pt"/>
    </style:style>
    <style:style style:name="ch3" style:family="chart">
      <style:chart-properties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style:rotation-angle="30"/>
      <style:graphic-properties svg:stroke-width="0.03cm" svg:stroke-color="#000000"/>
      <style:text-properties fo:font-family="'Bookman Old Style'" style:font-style-name="Normal" style:font-family-generic="roman" fo:font-size="16pt" fo:font-weight="250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99" chart:interval-major="10" chart:reverse-direction="false" text:line-break="false" chart:interval-minor-divisor="5"/>
      <style:graphic-properties svg:stroke-width="0.03cm" svg:stroke-color="#000000"/>
      <style:text-properties fo:font-family="'Bookman Old Style'" style:font-style-name="Normal" style:font-family-generic="roman" fo:font-size="16pt" fo:font-weight="250" style:font-size-asian="8pt" style:font-size-complex="8pt"/>
    </style:style>
    <style:style style:name="ch6" style:family="chart">
      <style:graphic-properties draw:stroke="solid" svg:stroke-width="0.03cm" draw:fill-color="#25217f" dr3d:edge-rounding="0%"/>
      <style:text-properties fo:font-size="6pt" style:font-size-asian="6pt" style:font-size-complex="6pt"/>
    </style:style>
    <style:style style:name="ch7" style:family="chart">
      <style:graphic-properties draw:stroke="solid" svg:stroke-width="0.03cm" draw:fill-color="#8b0000" dr3d:edge-rounding="0%"/>
      <style:text-properties fo:font-size="6pt" style:font-size-asian="6pt" style:font-size-complex="6pt"/>
    </style:style>
    <style:style style:name="ch8" style:family="chart">
      <style:graphic-properties draw:stroke="none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8.001cm" svg:height="21.001cm" chart:class="chart:bar" chart:style-name="ch1">
        <chart:legend chart:legend-position="end" svg:x="16.393cm" svg:y="1.93cm" chart:style-name="ch2"/>
        <chart:plot-area chart:style-name="ch3" chart:data-source-has-labels="both" svg:x="0cm" svg:y="0.418cm" svg:width="27.896cm" svg:height="19.737cm"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/>
          <chart:series chart:style-name="ch6" chart:values-cell-range-address="local-table.$B$2:.$B$7" chart:label-cell-address="local-table.$B$1" chart:class="chart:bar">
            <chart:data-point chart:repeated="6"/>
          </chart:series>
          <chart:series chart:style-name="ch7" chart:values-cell-range-address="local-table.$C$2:.$C$7" chart:label-cell-address="local-table.$C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el Build</text:p>
              </table:table-cell>
              <table:table-cell office:value-type="string">
                <text:p>Model Run</text:p>
              </table:table-cell>
            </table:table-row>
          </table:table-header-rows>
          <table:table-rows>
            <table:table-row>
              <table:table-cell office:value-type="string">
                <text:p>Baseline event driven simulation</text:p>
              </table:table-cell>
              <table:table-cell office:value-type="float" office:value="1.78">
                <text:p>1.78</text:p>
              </table:table-cell>
              <table:table-cell office:value-type="float" office:value="796.84">
                <text:p>796.84</text:p>
              </table:table-cell>
            </table:table-row>
            <table:table-row>
              <table:table-cell office:value-type="string">
                <text:p>Optimized event driven simulation</text:p>
              </table:table-cell>
              <table:table-cell office:value-type="float" office:value="1.78">
                <text:p>1.78</text:p>
              </table:table-cell>
              <table:table-cell office:value-type="float" office:value="803.39">
                <text:p>803.39</text:p>
              </table:table-cell>
            </table:table-row>
            <table:table-row>
              <table:table-cell office:value-type="string">
                <text:p>Baseline Verilator modeling</text:p>
              </table:table-cell>
              <table:table-cell office:value-type="float" office:value="13.94">
                <text:p>13.94</text:p>
              </table:table-cell>
              <table:table-cell office:value-type="float" office:value="27.67">
                <text:p>27.67</text:p>
              </table:table-cell>
            </table:table-row>
            <table:table-row>
              <table:table-cell office:value-type="string">
                <text:p>Verilator with all language fixes</text:p>
              </table:table-cell>
              <table:table-cell office:value-type="float" office:value="13.91">
                <text:p>13.91</text:p>
              </table:table-cell>
              <table:table-cell office:value-type="float" office:value="24.85">
                <text:p>24.85</text:p>
              </table:table-cell>
            </table:table-row>
            <table:table-row>
              <table:table-cell office:value-type="string">
                <text:p>Verilator g++ -Os</text:p>
              </table:table-cell>
              <table:table-cell office:value-type="float" office:value="26.23">
                <text:p>26.23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string">
                <text:p>Verilator g++ -O3 and profiling</text:p>
              </table:table-cell>
              <table:table-cell office:value-type="float" office:value="85.87">
                <text:p>85.87</text:p>
              </table:table-cell>
              <table:table-cell office:value-type="float" office:value="9.13">
                <text:p>9.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right-angled-axes="true"/>
    </style:style>
    <style:style style:name="ch3" style:family="chart" style:data-style-name="N0">
      <style:chart-properties chart:display-label="true" chart:logarithmic="false" chart:text-overlap="true" chart:reverse-direction="false" text:line-break="false" chart:link-data-style-to-source="false" chart:visible="true" style:rotation-angle="30"/>
      <style:graphic-properties svg:stroke-width="0.03cm" svg:stroke-color="#000000"/>
      <style:text-properties fo:font-family="'Bookman Old Style'" style:font-style-name="Normal" style:font-family-generic="roman" fo:font-size="16pt" fo:font-weight="250" style:font-size-asian="8pt" style:font-size-complex="8pt"/>
    </style:style>
    <style:style style:name="ch4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130" chart:interval-major="20" chart:reverse-direction="false" text:line-break="false" chart:link-data-style-to-source="false" chart:visible="true" chart:interval-minor-divisor="4"/>
      <style:graphic-properties svg:stroke-width="0.03cm" svg:stroke-color="#000000"/>
      <style:text-properties fo:font-family="'Bookman Old Style'" style:font-style-name="Normal" style:font-family-generic="roman" fo:font-size="16pt" fo:font-weight="250" style:font-size-asian="8pt" style:font-size-complex="8pt"/>
    </style:style>
    <style:style style:name="ch5" style:family="chart">
      <style:graphic-properties draw:stroke="solid" svg:stroke-width="0.03cm" draw:fill-color="#25217f" dr3d:edge-rounding="0%"/>
      <style:text-properties fo:font-size="6pt" style:font-size-asian="6pt" style:font-size-complex="6pt"/>
    </style:style>
    <style:style style:name="ch6" style:family="chart">
      <style:graphic-properties draw:stroke="none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28.001cm" svg:height="21.001cm" chart:class="chart:bar" chart:style-name="ch1">
        <chart:plot-area chart:style-name="ch2" chart:data-source-has-labels="both" svg:x="0cm" svg:y="0.417cm" svg:width="27.896cm" svg:height="19.735cm">
          <chart:axis chart:dimension="x" chart:name="primary-x" chart:style-name="ch3">
            <chart:categories table:cell-range-address="local-table.$A$2:.$A$7"/>
          </chart:axis>
          <chart:axis chart:dimension="y" chart:name="primary-y" chart:style-name="ch4"/>
          <chart:series chart:style-name="ch5" chart:values-cell-range-address="local-table.$B$2:.$B$7" chart:label-cell-address="local-table.$B$1" chart:class="chart:bar"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</text:p>
              </table:table-cell>
            </table:table-row>
          </table:table-header-rows>
          <table:table-rows>
            <table:table-row>
              <table:table-cell office:value-type="string">
                <text:p>Baseline event driven simulation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Optimized event driven simulation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Baseline Verilator modeling</text:p>
              </table:table-cell>
              <table:table-cell office:value-type="float" office:value="42.66">
                <text:p>42.66</text:p>
              </table:table-cell>
            </table:table-row>
            <table:table-row>
              <table:table-cell office:value-type="string">
                <text:p>Verilator with all language fixes</text:p>
              </table:table-cell>
              <table:table-cell office:value-type="float" office:value="47.49">
                <text:p>47.49</text:p>
              </table:table-cell>
            </table:table-row>
            <table:table-row>
              <table:table-cell office:value-type="string">
                <text:p>Verilator g++ -Os</text:p>
              </table:table-cell>
              <table:table-cell office:value-type="float" office:value="96.41">
                <text:p>96.41</text:p>
              </table:table-cell>
            </table:table-row>
            <table:table-row>
              <table:table-cell office:value-type="string">
                <text:p>Verilator g++ -O3 and profiling</text:p>
              </table:table-cell>
              <table:table-cell office:value-type="float" office:value="129.28">
                <text:p>129.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